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102cm" fo:margin-bottom="0.102cm" fo:text-align="justify" style:justify-single-word="false"/>
      <style:text-properties style:font-name="Helvetic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L1">
      <style:paragraph-properties fo:margin-top="0.102cm" fo:margin-bottom="0.102cm" fo:text-align="justify" style:justify-single-word="false"/>
      <style:text-properties style:font-name="Helvetica"/>
    </style:style>
    <style:style style:name="P3" style:family="paragraph" style:parent-style-name="Standard" style:list-style-name="L2">
      <style:paragraph-properties fo:margin-top="0.102cm" fo:margin-bottom="0.102cm" fo:text-align="justify" style:justify-single-word="false"/>
      <style:text-properties style:font-name="Helvetica"/>
    </style:style>
    <style:style style:name="P4" style:family="paragraph" style:parent-style-name="Standard" style:list-style-name="L3">
      <style:paragraph-properties fo:margin-top="0.102cm" fo:margin-bottom="0.102cm" fo:text-align="justify" style:justify-single-word="false"/>
      <style:text-properties style:font-name="Helvetica"/>
    </style:style>
    <style:style style:name="P5" style:family="paragraph" style:parent-style-name="Standard" style:list-style-name="L7">
      <style:paragraph-properties fo:margin-top="0.102cm" fo:margin-bottom="0.102cm" fo:text-align="justify" style:justify-single-word="false"/>
      <style:text-properties style:font-name="Helvetica"/>
    </style:style>
    <style:style style:name="P6" style:family="paragraph" style:parent-style-name="Standard" style:list-style-name="L8">
      <style:paragraph-properties fo:margin-top="0.102cm" fo:margin-bottom="0.102cm" fo:text-align="justify" style:justify-single-word="false"/>
      <style:text-properties style:font-name="Helvetica"/>
    </style:style>
    <style:style style:name="P7" style:family="paragraph" style:parent-style-name="Standard" style:list-style-name="L9">
      <style:paragraph-properties fo:margin-top="0.102cm" fo:margin-bottom="0.102cm" fo:text-align="justify" style:justify-single-word="false"/>
      <style:text-properties style:font-name="Helvetica"/>
    </style:style>
    <style:style style:name="P8" style:family="paragraph" style:parent-style-name="Standard" style:list-style-name="L10">
      <style:paragraph-properties fo:margin-top="0.102cm" fo:margin-bottom="0.102cm" fo:text-align="justify" style:justify-single-word="false"/>
      <style:text-properties style:font-name="Helvetica"/>
    </style:style>
    <style:style style:name="P9" style:family="paragraph" style:parent-style-name="Standard" style:list-style-name="L11">
      <style:paragraph-properties fo:margin-top="0.102cm" fo:margin-bottom="0.102cm" fo:text-align="justify" style:justify-single-word="false"/>
      <style:text-properties style:font-name="Helveti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1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figuración LDAP Ubuntu server 16</text:p>
      <text:list xml:id="list4721692359306225560" text:style-name="L1">
        <text:list-item>
          <text:p text:style-name="P2">Como instalar y configurar LDAP server y Cliente Ubuntu (16).</text:p>
          <text:list>
            <text:list-item>
              <text:p text:style-name="P2">Servidor</text:p>
            </text:list-item>
          </text:list>
        </text:list-item>
      </text:list>
      <text:list xml:id="list3079569032778997008" text:style-name="L2">
        <text:list-item>
          <text:p text:style-name="P3">Instalar complementos: (apt install slapd ldap-utils) → Pide contraseña administrador.</text:p>
        </text:list-item>
        <text:list-item>
          <text:p text:style-name="P3">Por si desconfiguramos algo: dpkg-reconfigure slapd</text:p>
        </text:list-item>
        <text:list-item>
          <text:p text:style-name="P3">Nos aparecerá una pantalla que pide el nombre del dominio (dominio.com)</text:p>
        </text:list-item>
        <text:list-item>
          <text:p text:style-name="P3">Accedemos al archivo nano etc/ldap/ldap.conf</text:p>
        </text:list-item>
        <text:list-item>
          <text:p text:style-name="P3">Buscar la entrada que pone (#BASE) y la que pone (#URL)</text:p>
        </text:list-item>
      </text:list>
      <text:list xml:id="list3338593201365358210" text:style-name="L3">
        <text:list-item>
          <text:p text:style-name="P4">En #BASE → dc = dominio, dc = .com → ej: dc = esteveterradas, dc = .edu</text:p>
        </text:list-item>
        <text:list-item>
          <text:p text:style-name="P4">En #URL → ldap://(Dirección IP del servidor) → ej: ldap:// 192.68.3.1</text:p>
        </text:list-item>
      </text:list>
      <text:list xml:id="list2710507605772165843" text:style-name="L7">
        <text:list-item>
          <text:p text:style-name="P5">Guardamos y revisamos que este correcto → <text:s/>nano /etc/ldap/ldap.conf </text:p>
        </text:list-item>
        <text:list-item>
          <text:p text:style-name="P5">Instalación PHPldap → apt install phpldapadmin (1' – 2')</text:p>
        </text:list-item>
        <text:list-item>
          <text:p text:style-name="P5">En navegador → URL: 192.68.3.1/phpldapadmin/index.php</text:p>
        </text:list-item>
        <text:list-item>
          <text:p text:style-name="P5">Autentificarse en “Servidor My LDAP server”</text:p>
        </text:list-item>
      </text:list>
      <text:list xml:id="list6970271463571193556" text:style-name="L8">
        <text:list-item>
          <text:p text:style-name="P6">En el login → cn = admin dc = dominio dc = .com → ej cn = admin dc = esteveterradas dc = .edu</text:p>
        </text:list-item>
      </text:list>
      <text:list xml:id="list5031685261470236571" text:style-name="L9">
        <text:list-item>
          <text:p text:style-name="P7">Instalamos → apt install libnss-ldap libpam-ldap</text:p>
        </text:list-item>
        <text:list-item>
          <text:p text:style-name="P7">Volvemos a PHPldap por terminal (nano etc/phpldapadmin/config.php)</text:p>
        </text:list-item>
      </text:list>
      <text:list xml:id="list4229788380181418636" text:style-name="L10">
        <text:list-item>
          <text:p text:style-name="P8">Seguir hasta llegar a servers → setvalue (“server”, “ host”, “poner la dirección IP (192.68.3.1)”)</text:p>
        </text:list-item>
        <text:list-item>
          <text:p text:style-name="P8">servers → setvalue (“server”, “base”, array dc = dominio dc = .com)</text:p>
        </text:list-item>
      </text:list>
      <text:list xml:id="list2163642474353070158" text:style-name="L11">
        <text:list-item>
          <text:p text:style-name="P9"><text:s/>Entramos a PHPldapadmin → Podemos crear usuarios, grupos, departamentos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Valenzuela García</meta:initial-creator>
    <meta:creation-date>2021-04-15T08:58:47.51</meta:creation-date>
    <meta:document-statistic meta:table-count="0" meta:image-count="0" meta:object-count="0" meta:page-count="1" meta:paragraph-count="20" meta:word-count="208" meta:character-count="1252"/>
    <dc:date>2021-04-15T09:38:06.98</dc:date>
    <dc:creator>Carlos Valenzuela García</dc:creator>
    <meta:editing-duration>PT8M58S</meta:editing-duration>
    <meta:editing-cycles>1</meta:editing-cycles>
    <meta:generator>OpenOffice/4.1.7$Win32 OpenOffice.org_project/417m1$Build-9800</meta:generator>
  </office:meta>
</office:document-meta>
</file>